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11.86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2" office:value-type="string">
            <text:p>Tray 1</text:p>
          </table:table-cell>
          <table:table-cell table:style-name="ce1" office:value-type="string">
            <text:p>Tray 2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base-reinforcement-clamp_2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bowden-extruder-base-clamp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drive-pulley_3off.stl</text:p>
          </table:table-cell>
          <table:table-cell table:number-columns-repeated="1023"/>
        </table:table-row>
        <table:table-row table:style-name="ro1">
          <table:table-cell office:value-type="string">
            <text:p>extruder-bracket-bowden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rame-vertex_6off.stl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pinch-wheel-bracket-603-nema17-bowden.stl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1">
          <table:table-cell office:value-type="string">
            <text:p>roller-clamp_8off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x-180-bearing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axis-clamp_4off.stl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x-axis-sandwich-clamp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axis-spacer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ar-clamp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bearing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elt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lunt-plate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lower-left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lower-right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upper_1off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x-motor-end-clamp_1off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xlr-bracket_1off.stl</text:p>
          </table:table-cell>
          <table:table-cell/>
          <table:table-cell office:value-type="string">
            <text:p>Redesign</text:p>
          </table:table-cell>
          <table:table-cell table:number-columns-repeated="1021"/>
        </table:table-row>
        <table:table-row table:style-name="ro1">
          <table:table-cell office:value-type="string">
            <text:p>y-bar-clamp_4off.stl</text:p>
          </table:table-cell>
          <table:table-cell/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y-bearing-180.stl</text:p>
          </table:table-cell>
          <table:table-cell table:number-columns-repeated="1023"/>
        </table:table-row>
        <table:table-row table:style-name="ro1">
          <table:table-cell office:value-type="string">
            <text:p>y-bearing-360-bracket1.stl</text:p>
          </table:table-cell>
          <table:table-cell table:number-columns-repeated="1023"/>
        </table:table-row>
        <table:table-row table:style-name="ro1">
          <table:table-cell office:value-type="string">
            <text:p>y-belt-clamp_2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y-belt-nut-trap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y-flag.stl</text:p>
          </table:table-cell>
          <table:table-cell/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y-idler-bracket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y-motor-bracket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z-bar-bottom-clamp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z-bar-top-clamp_2.stl</text:p>
          </table:table-cell>
          <table:table-cell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z-driven-pulley-rim-2off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z-driven-pulley-2off.stl</text:p>
          </table:table-cell>
          <table:table-cell table:number-columns-repeated="1023"/>
        </table:table-row>
        <table:table-row table:style-name="ro1">
          <table:table-cell office:value-type="string">
            <text:p>z-leadscrew-base-motor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z-leadscrew-base-tensioner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31/08/2010</text:date>, <text:time>21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8-31T21:27:40</dc:date>
    <dc:creator>Adrian Bowyer</dc:creator>
    <meta:generator>OpenOffice.org/3.1$Linux OpenOffice.org_project/310m19$Build-9420</meta:generator>
    <meta:editing-duration>PT05H44M35S</meta:editing-duration>
    <meta:editing-cycles>11</meta:editing-cycles>
    <meta:document-statistic meta:table-count="1" meta:cell-count="66" meta:object-count="0"/>
  </office:meta>
</office:document-meta>
</file>